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110bb2" officeooo:paragraph-rsid="00110bb2" style:font-name-complex="IRMitr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10bb2" officeooo:paragraph-rsid="00110bb2" style:font-name-complex="IRMitra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c1ac4" officeooo:paragraph-rsid="001c1ac4" style:font-name-complex="IRMitra"/>
    </style:style>
    <style:style style:name="T1" style:family="text">
      <style:text-properties officeooo:rsid="001b0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۱ – <text:span text:style-name="T1">مسأله مساحت بررسی شود. نمی‌دانم که آیا برای مساحت‌های مختلف فرمول چگونه محاسبه می‌شود؟</text:span></text:p>
      <text:p text:style-name="P3">۲ – موضوع coplanar چیست؟ و چه کاری باید با آن کرد؟</text:p>
      <text:p text:style-name="P3">۳ – نکات قوت نرم‌افزار بحث شود. پیچیدگی‌های زیادی نرم‌افزار دارد.</text:p>
      <text:p text:style-name="P3">۴ – نرم‌افزار در گیت‌هاب استقرار یابد.</text:p>
      <text:p text:style-name="P3">۵ – نرم‌افزار معرفی شود. در لینکدین و …… شاید به این ترتیب ارجاعات به مقاله بیشتر شود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03:46:27.269290886</meta:creation-date>
    <meta:generator>LibreOffice/7.3.7.2$Linux_X86_64 LibreOffice_project/30$Build-2</meta:generator>
    <dc:date>2024-02-19T04:00:12.825409270</dc:date>
    <meta:editing-duration>P2DT10H14M2S</meta:editing-duration>
    <meta:editing-cycles>6</meta:editing-cycles>
    <meta:document-statistic meta:table-count="0" meta:image-count="0" meta:object-count="0" meta:page-count="1" meta:paragraph-count="6" meta:word-count="61" meta:character-count="331" meta:non-whitespace-character-count="271"/>
  </office:meta>
</office:document-meta>
</file>